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</office:automatic-styles>
  <office:body>
    <office:text text:use-soft-page-breaks="true">
      <text:p text:style-name="P1"/>
      <text:p text:style-name="P2">CREATION OF TRAIN TABLE</text:p>
      <text:p text:style-name="Standard"/>
      <text:p text:style-name="Standard">create table train(tno number(3),tname varchar(10),tdate date,destination<text:s/>varchar(15),seats number(3));</text:p>
      <text:p text:style-name="Standard"/>
      <text:p text:style-name="P3">PL/SQL CODE</text:p>
      <text:p text:style-name="Standard"/>
      <text:p text:style-name="Standard">(a)</text:p>
      <text:p text:style-name="Standard"/>
      <text:p text:style-name="Standard">CREATE OR REPLACE TRIGGER train_insert</text:p>
      <text:p text:style-name="Standard">BEFORE INSERT ON train</text:p>
      <text:p text:style-name="Standard">FOR EACH ROW</text:p>
      <text:p text:style-name="Standard">BEGIN</text:p>
      <text:p text:style-name="Standard"><text:s text:c="2"/>SELECT train_seq.nextval INTO :new.tno FROM DUAL;</text:p>
      <text:p text:style-name="Standard">END;</text:p>
      <text:p text:style-name="Standard">/</text:p>
      <text:p text:style-name="Standard"/>
      <text:p text:style-name="Standard">(b)</text:p>
      <text:p text:style-name="Standard"/>
      <text:p text:style-name="Standard">set serveroutput on</text:p>
      <text:p text:style-name="Standard">accept x char prompt '1. Reservation 2.<text:s/>Cancelation 3. Seats available Enter your choice: ';</text:p>
      <text:p text:style-name="Standard">DECLARE</text:p>
      <text:p text:style-name="Standard"><text:tab/>seatsb int;</text:p>
      <text:p text:style-name="Standard"><text:tab/>seatr int;</text:p>
      <text:p text:style-name="Standard"><text:tab/>trainn int;</text:p>
      <text:p text:style-name="Standard"><text:tab/>choice char(1);</text:p>
      <text:p text:style-name="Standard">BEGIN</text:p>
      <text:p text:style-name="Standard"><text:tab/>choice := &amp;x;</text:p>
      <text:p text:style-name="Standard"><text:tab/>trainn := &amp;trainn;</text:p>
      <text:p text:style-name="Standard"><text:tab/>seatsb := &amp;seatsb;</text:p>
      <text:p text:style-name="Standard"><text:tab/>select seats into seatr from train where tno=trainn;</text:p>
      <text:p text:style-name="Standard"><text:tab/>case choice</text:p>
      <text:p text:style-name="Standard"/>
      <text:p text:style-name="Standard"><text:tab/>when '1' then</text:p>
      <text:p text:style-name="Standard"><text:tab/><text:tab/>if((seatr-seatsb)&gt;=0) then</text:p>
      <text:p text:style-name="Standard"/>
      <text:p text:style-name="Standard"><text:tab/><text:tab/>update train set seats=seatr-seatsb where tno=trainn;</text:p>
      <text:p text:style-name="Standard"><text:tab/><text:tab/>commit;</text:p>
      <text:p text:style-name="Standard"><text:tab/><text:tab/>seatr := seatr-seatsb;</text:p>
      <text:p text:style-name="Standard"><text:tab/><text:tab/>dbms_output.put_line('Successfully booked! Train number '||trainn||': '||seatr||' seats remaining');</text:p>
      <text:p text:style-name="Standard"/>
      <text:p text:style-name="Standard"><text:tab/><text:tab/>else</text:p>
      <text:p text:style-name="Standard"><text:tab/><text:tab/>dbms_output.put_line('Booking unsuccessful! Train number '||trainn||': '||seatr||' seats remaining');</text:p>
      <text:p text:style-name="Standard"/>
      <text:p text:style-name="Standard"><text:tab/><text:tab/>end if;</text:p>
      <text:p text:style-name="Standard"/>
      <text:p text:style-name="Standard"><text:tab/>when '2'<text:s/>then</text:p>
      <text:p text:style-name="Standard"><text:tab/><text:tab/>update train set seats=seatr+seatsb where tno=trainn;</text:p>
      <text:p text:style-name="Standard"><text:tab/><text:tab/>commit;</text:p>
      <text:soft-page-break/>
      <text:p text:style-name="Standard"><text:tab/><text:tab/>seatr := seatr+seatsb;</text:p>
      <text:p text:style-name="Standard"><text:tab/><text:tab/>dbms_output.put_line('Cancellation successful! Train number '||trainn||': '||seatr||' seats remaining');</text:p>
      <text:p text:style-name="Standard"/>
      <text:p text:style-name="Standard"><text:tab/>when '3' then</text:p>
      <text:p text:style-name="Standard"><text:tab/><text:tab/>dbms_output.put_line('Train number<text:s/>'||trainn||': '||seatr||' seats remaining');</text:p>
      <text:p text:style-name="Standard"><text:tab/>end case;</text:p>
      <text:p text:style-name="Standard">END;</text:p>
      <text:p text:style-name="Standard">/</text:p>
      <text:p text:style-name="Standard"/>
      <text:p text:style-name="P4">OUTPUT</text:p>
      <text:p text:style-name="Standard"/>
      <text:p text:style-name="Standard">(a)</text:p>
      <text:p text:style-name="Standard"/>
      <text:p text:style-name="Standard">SQL&gt;<text:s/>create table train(tno number(3),tname varchar(10),tdate date,destination varchar(15),seats number(3));</text:p>
      <text:p text:style-name="Standard"/>
      <text:p text:style-name="Standard">Table created.</text:p>
      <text:p text:style-name="Standard"/>
      <text:p text:style-name="Standard">SQL&gt; alter table train add(constraint train_pk primary key(tno));</text:p>
      <text:p text:style-name="Standard"/>
      <text:p text:style-name="Standard">Table altered.</text:p>
      <text:p text:style-name="Standard"/>
      <text:p text:style-name="Standard">SQL&gt; create sequence train_seq;</text:p>
      <text:p text:style-name="Standard"/>
      <text:p text:style-name="Standard">Sequence created.</text:p>
      <text:p text:style-name="Standard"/>
      <text:p text:style-name="Standard">SQL&gt; @/home/c126/Documents/Sameem/PLSQL/TrainTrig.sql</text:p>
      <text:p text:style-name="Standard"/>
      <text:p text:style-name="Standard">Trigger created.</text:p>
      <text:p text:style-name="Standard"/>
      <text:p text:style-name="Standard">SQL&gt; insert into train(tname,tdate,destination,seats) values('TVM300','20/02/2022','Trivandrum',200);</text:p>
      <text:p text:style-name="Standard"/>
      <text:p text:style-name="Standard">1 row created.</text:p>
      <text:p text:style-name="Standard"/>
      <text:p text:style-name="Standard">SQL&gt; select * from train;</text:p>
      <text:p text:style-name="Standard"/>
      <text:p text:style-name="Standard">TNO<text:s/><text:tab/><text:tab/>TNAME <text:s text:c="5"/><text:tab/>TDATE <text:s text:c="3"/><text:tab/>DESTINATION<text:tab/>SEATS</text:p>
      <text:p text:style-name="Standard">----------<text:s/><text:tab/>----------<text:s/><text:tab/>--------<text:s/><text:tab/><text:tab/>---------------<text:s/><text:tab/><text:tab/>----------</text:p>
      <text:p text:style-name="Standard">1<text:s/><text:tab/><text:tab/>TVM300 <text:s text:c="4"/><text:tab/>20-02-22<text:s/><text:tab/>Trivandrum<text:tab/><text:s text:c="6"/><text:tab/>200</text:p>
      <text:p text:style-name="Standard"/>
      <text:p text:style-name="Standard">SQL&gt; savepoint s; <text:s text:c="2"/></text:p>
      <text:p text:style-name="Standard"/>
      <text:p text:style-name="Standard">Savepoint created.</text:p>
      <text:p text:style-name="Standard"/>
      <text:p text:style-name="Standard">SQL&gt; insert into train(tname,tdate,destination,seats) values('ABC100','21/02/2022','Delhi',250);</text:p>
      <text:p text:style-name="Standard"/>
      <text:p text:style-name="Standard">1 row created.</text:p>
      <text:p text:style-name="Standard"/>
      <text:p text:style-name="Standard">SQL&gt; insert into train(tname,tdate,destination,seats) values('BCD200','22/02/2022','Kolkata',400);</text:p>
      <text:p text:style-name="Standard"/>
      <text:soft-page-break/>
      <text:p text:style-name="Standard">1 row created.</text:p>
      <text:p text:style-name="Standard"/>
      <text:p text:style-name="Standard">SQL&gt; select * from train; <text:s text:c="43"/></text:p>
      <text:p text:style-name="Standard"/>
      <text:p text:style-name="Standard">TNO<text:tab/><text:tab/>TNAME <text:s text:c="5"/><text:tab/>TDATE <text:s text:c="3"/><text:tab/>DESTINATION<text:tab/>SEATS</text:p>
      <text:p text:style-name="Standard">----------<text:s/><text:tab/>----------<text:s/><text:tab/>--------<text:s/><text:tab/><text:tab/>---------------<text:s/><text:tab/><text:tab/>----------</text:p>
      <text:p text:style-name="Standard">1<text:s/><text:tab/><text:tab/>TVM300 <text:s text:c="4"/><text:tab/>20-02-22<text:s/><text:tab/>Trivandrum<text:tab/><text:s text:c="6"/><text:tab/>200</text:p>
      <text:p text:style-name="Standard">2<text:s/><text:tab/><text:tab/>ABC100 <text:s text:c="4"/><text:tab/>21-02-22<text:s/><text:tab/>Delhi<text:tab/><text:tab/><text:s text:c="6"/><text:tab/>250</text:p>
      <text:p text:style-name="Standard">3<text:s/><text:tab/><text:tab/>BCD200 <text:s text:c="4"/><text:tab/>22-02-22<text:s/><text:tab/>Kolkata<text:tab/><text:tab/>400</text:p>
      <text:p text:style-name="Standard"/>
      <text:p text:style-name="Standard">SQL&gt; rollback to s;</text:p>
      <text:p text:style-name="Standard"/>
      <text:p text:style-name="Standard">Rollback complete.</text:p>
      <text:p text:style-name="Standard"/>
      <text:p text:style-name="Standard">SQL&gt; select * from<text:s/>train;</text:p>
      <text:p text:style-name="Standard"/>
      <text:p text:style-name="Standard">TNO<text:s/><text:tab/><text:tab/>TNAME <text:s text:c="5"/><text:tab/>TDATE <text:s text:c="3"/><text:tab/>DESTINATION<text:tab/>SEATS</text:p>
      <text:p text:style-name="Standard">----------<text:s/><text:tab/>----------<text:s/><text:tab/>--------<text:s/><text:tab/><text:tab/>---------------<text:s/><text:tab/><text:tab/>----------<text:line-break/>1<text:s/><text:tab/><text:tab/>TVM300 <text:s text:c="4"/><text:tab/>20-02-22<text:s/><text:tab/>Trivandrum<text:tab/><text:s text:c="6"/><text:tab/>200</text:p>
      <text:p text:style-name="Standard"/>
      <text:p text:style-name="Standard">SQL&gt; insert into train(tname,tdate,destination,seats) values('DLH400','25/02/2022','Delhi',500);</text:p>
      <text:p text:style-name="Standard"/>
      <text:p text:style-name="Standard">1 row created.</text:p>
      <text:p text:style-name="Standard"/>
      <text:p text:style-name="Standard">SQL&gt; COMMIT;</text:p>
      <text:p text:style-name="Standard"/>
      <text:p text:style-name="Standard">Commit complete.</text:p>
      <text:p text:style-name="Standard"/>
      <text:p text:style-name="Standard">SQL&gt; select * from train;</text:p>
      <text:p text:style-name="Standard"/>
      <text:p text:style-name="Standard">TNO<text:s/><text:tab/><text:tab/>TNAME <text:s text:c="5"/><text:tab/>TDATE <text:s text:c="3"/><text:tab/>DESTINATION<text:tab/>SEATS</text:p>
      <text:p text:style-name="Standard">----------<text:s/><text:tab/>----------<text:s/><text:tab/>--------<text:s/><text:tab/><text:tab/>---------------<text:s/><text:tab/><text:tab/>----------<text:line-break/>1<text:s/><text:tab/><text:tab/>TVM300 <text:s text:c="4"/><text:tab/>20-02-22<text:s/><text:tab/>Trivandrum<text:tab/><text:s text:c="6"/><text:tab/>200</text:p>
      <text:p text:style-name="Standard">4<text:tab/><text:tab/>DLH400<text:tab/>25-02-22<text:tab/>Delhi<text:tab/><text:tab/><text:tab/>500</text:p>
      <text:p text:style-name="Standard"/>
      <text:p text:style-name="Standard">SQL&gt;<text:s/>insert into train(tname,tdate,destination,seats) values('ABC100','20/02/2022','Kollam',300);</text:p>
      <text:p text:style-name="Standard"/>
      <text:p text:style-name="Standard">1 row created.</text:p>
      <text:p text:style-name="Standard"/>
      <text:p text:style-name="Standard">SQL&gt; select * from train;</text:p>
      <text:p text:style-name="Standard"/>
      <text:p text:style-name="Standard"><text:s/>TNO<text:s/><text:tab/><text:tab/>TNAME <text:s text:c="5"/><text:tab/>TDATE <text:s text:c="3"/><text:tab/>DESTINATION<text:tab/>SEATS</text:p>
      <text:p text:style-name="Standard">----------<text:s/><text:tab/>----------<text:s/><text:tab/>--------<text:s/><text:tab/><text:tab/>---------------<text:s/><text:tab/><text:tab/>----------<text:line-break/>1<text:s/><text:tab/><text:tab/>TVM300 <text:s text:c="4"/><text:tab/>20-02-22<text:s/><text:tab/>Trivandrum<text:tab/><text:s text:c="6"/><text:tab/>200</text:p>
      <text:p text:style-name="Standard">4<text:tab/><text:tab/>DLH400<text:tab/>25-02-22<text:tab/>Delhi<text:tab/><text:tab/><text:tab/>500</text:p>
      <text:p text:style-name="Standard">5<text:tab/><text:tab/>ABC100<text:tab/>20-02-22<text:tab/>Kollam<text:tab/><text:tab/>300</text:p>
      <text:p text:style-name="Standard"/>
      <text:p text:style-name="Standard">SQL&gt;<text:s/>rollback;</text:p>
      <text:p text:style-name="Standard"/>
      <text:p text:style-name="Standard">Rollback complete.</text:p>
      <text:p text:style-name="Standard"/>
      <text:p text:style-name="Standard">SQL&gt; select * from train;</text:p>
      <text:p text:style-name="Standard"/>
      <text:p text:style-name="Standard">TNO<text:s/><text:tab/><text:tab/>TNAME <text:s text:c="5"/><text:tab/>TDATE <text:s text:c="3"/><text:tab/>DESTINATION<text:tab/>SEATS</text:p>
      <text:p text:style-name="Standard">----------<text:s/><text:tab/>----------<text:s/><text:tab/>--------<text:s/><text:tab/><text:tab/>---------------<text:s/><text:tab/><text:tab/>----------<text:line-break/>1<text:s/><text:tab/><text:tab/>TVM300 <text:s text:c="4"/><text:tab/>20-02-22<text:s/><text:tab/>Trivandrum<text:tab/><text:s text:c="6"/><text:tab/>200</text:p>
      <text:p text:style-name="Standard">4<text:tab/><text:tab/>DLH400<text:tab/>25-02-22<text:tab/>Delhi<text:tab/><text:tab/><text:tab/>500</text:p>
      <text:p text:style-name="Standard"/>
      <text:p text:style-name="Standard">SQL&gt; commit;</text:p>
      <text:p text:style-name="Standard"/>
      <text:p text:style-name="Standard">Commit complete.</text:p>
      <text:p text:style-name="Standard"/>
      <text:p text:style-name="Standard">(b)</text:p>
      <text:p text:style-name="Standard"/>
      <text:p text:style-name="Standard">SQL&gt; select * from train;</text:p>
      <text:p text:style-name="Standard"/>
      <text:p text:style-name="Standard">TNO<text:s/><text:tab/><text:tab/>TNAME <text:s text:c="5"/><text:tab/>TDATE <text:s text:c="3"/><text:tab/>DESTINATION<text:tab/>SEATS</text:p>
      <text:p text:style-name="Standard">----------<text:s/><text:tab/>----------<text:s/><text:tab/>--------<text:s/><text:tab/><text:tab/>---------------<text:s/><text:tab/><text:tab/>----------<text:line-break/>1<text:s/><text:tab/><text:tab/>TVM300 <text:s text:c="4"/><text:tab/>20-02-22<text:s/><text:tab/>Trivandrum<text:tab/><text:s text:c="6"/><text:tab/>200</text:p>
      <text:p text:style-name="Standard">4<text:tab/><text:tab/>DLH400<text:tab/>25-02-22<text:tab/>Delhi<text:tab/><text:tab/><text:tab/>500</text:p>
      <text:p text:style-name="Standard"/>
      <text:p text:style-name="Standard">SQL&gt; @/home/c126/Documents/Sameem/PLSQL/TrainTicket.sql</text:p>
      <text:p text:style-name="Standard">1. Reservation 2. Cancelation 3. Seats available Enter your choice: 1</text:p>
      <text:p text:style-name="Standard">old <text:s text:c="2"/>7:<text:s/><text:tab/>choice := &amp;x;</text:p>
      <text:p text:style-name="Standard">new <text:s text:c="2"/>7:<text:s/><text:tab/>choice := 1;</text:p>
      <text:p text:style-name="Standard">Enter value for trainn: 1</text:p>
      <text:p text:style-name="Standard">old <text:s text:c="2"/>8:<text:s/><text:tab/>trainn := &amp;trainn;</text:p>
      <text:p text:style-name="Standard">new <text:s text:c="2"/>8:<text:s/><text:tab/>trainn := 1;</text:p>
      <text:p text:style-name="Standard">Enter value for seatsb: 10</text:p>
      <text:p text:style-name="Standard">old <text:s text:c="2"/>9:<text:s/><text:tab/>seatsb := &amp;seatsb;</text:p>
      <text:p text:style-name="Standard">new <text:s text:c="2"/>9:<text:s/><text:tab/>seatsb := 10;</text:p>
      <text:p text:style-name="Standard">Successfully booked! Train number 1: 190 seats remaining</text:p>
      <text:p text:style-name="Standard"/>
      <text:p text:style-name="Standard">PL/SQL procedure successfully completed.</text:p>
      <text:p text:style-name="Standard"/>
      <text:p text:style-name="Standard">SQL&gt; @/home/c126/Documents/Sameem/PLSQL/TrainTicket.sql</text:p>
      <text:p text:style-name="Standard">1. Reservation 2. Cancelation 3. Seats available Enter your choice: 2</text:p>
      <text:p text:style-name="Standard">old <text:s text:c="2"/>7:<text:s/><text:tab/>choice := &amp;x;</text:p>
      <text:p text:style-name="Standard">new <text:s text:c="2"/>7:<text:s/><text:tab/>choice := 2;</text:p>
      <text:p text:style-name="Standard">Enter value for trainn: 1</text:p>
      <text:p text:style-name="Standard">old <text:s text:c="2"/>8:<text:s/><text:tab/>trainn := &amp;trainn;</text:p>
      <text:p text:style-name="Standard">new <text:s text:c="2"/>8:<text:s/><text:tab/>trainn := 1;</text:p>
      <text:p text:style-name="Standard">Enter value for seatsb: 5</text:p>
      <text:p text:style-name="Standard">old <text:s text:c="2"/>9:<text:s/><text:tab/>seatsb<text:s/>:= &amp;seatsb;</text:p>
      <text:p text:style-name="Standard">new <text:s text:c="2"/>9:<text:s/><text:tab/>seatsb := 5;</text:p>
      <text:p text:style-name="Standard">Cancellation successful! Train number 1: 195 seats remaining</text:p>
      <text:p text:style-name="Standard"/>
      <text:p text:style-name="Standard">PL/SQL procedure successfully completed.</text:p>
      <text:p text:style-name="Standard"/>
      <text:p text:style-name="Standard">SQL&gt;<text:s/>select * from train;</text:p>
      <text:p text:style-name="Standard"/>
      <text:p text:style-name="Standard">TNO<text:s/><text:tab/><text:tab/>TNAME <text:s text:c="5"/><text:tab/>TDATE <text:s text:c="3"/><text:tab/>DESTINATION<text:tab/>SEATS</text:p>
      <text:p text:style-name="Standard">----------<text:s/><text:tab/>----------<text:s/><text:tab/>--------<text:s/><text:tab/><text:tab/>---------------<text:s/><text:tab/><text:tab/>----------<text:line-break/>1<text:s/><text:tab/><text:tab/>TVM300 <text:s text:c="4"/><text:tab/>20-02-22<text:s/><text:tab/>Trivandrum<text:tab/><text:s text:c="6"/><text:tab/>195</text:p>
      <text:soft-page-break/>
      <text:p text:style-name="Standard">4<text:tab/><text:tab/>DLH400<text:tab/>25-02-22<text:tab/>Delhi<text:tab/><text:tab/><text:tab/>500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dhu Pillai</dc:creator>
    <meta:creation-date>2021-12-22T14:27:00Z</meta:creation-date>
    <dc:date>2022-12-25T14:51:00Z</dc:date>
    <meta:print-date>2022-02-16T13:24:00Z</meta:print-date>
    <meta:template xlink:href="Normal" xlink:type="simple"/>
    <meta:editing-cycles>22</meta:editing-cycles>
    <meta:editing-duration>PT4020S</meta:editing-duration>
    <meta:document-statistic meta:page-count="5" meta:paragraph-count="10" meta:word-count="756" meta:character-count="5060" meta:row-count="35" meta:non-whitespace-character-count="4314"/>
  </office:meta>
</office:document-meta>
</file>